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20000000204B249CA79A42C6D7.png" manifest:media-type="image/png"/>
  <manifest:file-entry manifest:full-path="Pictures/1000020100000320000005A14676A7EA9027ECA0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50dc50" draw:marker-start="" draw:fill-color="#50dc50" draw:textarea-horizontal-align="justify" draw:textarea-vertical-align="middle" draw:auto-grow-height="false" fo:min-height="7.883cm" fo:min-width="5.714cm"/>
    </style:style>
    <style:style style:name="gr2" style:family="graphic" style:parent-style-name="standard">
      <style:graphic-properties draw:stroke="none" svg:stroke-color="#5aaae6" draw:fill-color="#608b4e" draw:textarea-horizontal-align="justify" draw:textarea-vertical-align="middle" draw:auto-grow-height="false" fo:min-height="7.883cm" fo:min-width="5.714cm"/>
      <style:paragraph-properties style:writing-mode="lr-tb"/>
    </style:style>
    <style:style style:name="gr3" style:family="graphic" style:parent-style-name="standard">
      <style:graphic-properties draw:stroke="none" svg:stroke-color="#5aaae6" draw:fill-color="#b478ff" draw:textarea-horizontal-align="justify" draw:textarea-vertical-align="middle" draw:auto-grow-height="false" fo:min-height="7.883cm" fo:min-width="5.713cm"/>
    </style:style>
    <style:style style:name="gr4" style:family="graphic" style:parent-style-name="standard">
      <style:graphic-properties draw:stroke="none" svg:stroke-color="#5aaae6" draw:fill-color="#a0f000" draw:textarea-horizontal-align="justify" draw:textarea-vertical-align="middle" draw:auto-grow-height="false" fo:min-height="7.883cm" fo:min-width="5.714cm"/>
    </style:style>
    <style:style style:name="gr5" style:family="graphic" style:parent-style-name="standard">
      <style:graphic-properties draw:stroke="none" svg:stroke-color="#5aaae6" draw:fill-color="#00c8a0" draw:textarea-horizontal-align="justify" draw:textarea-vertical-align="middle" draw:auto-grow-height="false" fo:min-height="7.883cm" fo:min-width="5.714cm"/>
    </style:style>
    <style:style style:name="gr6" style:family="graphic" style:parent-style-name="standard">
      <style:graphic-properties draw:stroke="none" svg:stroke-color="#5aaae6" draw:fill-color="#fd971f" draw:textarea-horizontal-align="justify" draw:textarea-vertical-align="middle" draw:auto-grow-height="false" fo:min-height="7.883cm" fo:min-width="5.713cm"/>
    </style:style>
    <style:style style:name="gr7" style:family="graphic" style:parent-style-name="standard">
      <style:graphic-properties svg:stroke-color="#5aaae6" draw:fill-color="#5aaae6" draw:textarea-horizontal-align="justify" draw:textarea-vertical-align="middle" draw:auto-grow-height="false" fo:min-height="7.883cm" fo:min-width="5.714cm"/>
    </style:style>
    <style:style style:name="gr8" style:family="graphic" style:parent-style-name="Object_20_with_20_no_20_fill_20_and_20_no_20_line">
      <style:graphic-properties draw:fill="bitmap" draw:fill-color="#001e28" draw:fill-image-name="Bitmap_20_1" style:repeat="stretch" draw:textarea-horizontal-align="center" draw:textarea-vertical-align="middle"/>
    </style:style>
    <style:style style:name="P1" style:family="paragraph">
      <loext:graphic-properties draw:fill-color="#50dc5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608b4e"/>
      <style:paragraph-properties fo:text-align="center"/>
    </style:style>
    <style:style style:name="P4" style:family="paragraph">
      <loext:graphic-properties draw:fill-color="#b478ff"/>
      <style:paragraph-properties fo:text-align="center"/>
    </style:style>
    <style:style style:name="P5" style:family="paragraph">
      <loext:graphic-properties draw:fill-color="#a0f000"/>
      <style:paragraph-properties fo:text-align="center"/>
    </style:style>
    <style:style style:name="P6" style:family="paragraph">
      <loext:graphic-properties draw:fill-color="#00c8a0"/>
      <style:paragraph-properties fo:text-align="center"/>
    </style:style>
    <style:style style:name="P7" style:family="paragraph">
      <loext:graphic-properties draw:fill-color="#fd971f"/>
      <style:paragraph-properties fo:text-align="center"/>
    </style:style>
    <style:style style:name="P8" style:family="paragraph">
      <loext:graphic-properties draw:fill-color="#5aaae6"/>
      <style:paragraph-properties fo:text-align="center"/>
    </style:style>
    <style:style style:name="P9" style:family="paragraph">
      <loext:graphic-properties draw:fill="bitmap" draw:fill-color="#001e28" draw:fill-image-name="Bitmap_20_1" style:repeat="stretch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8.786cm" svg:height="11.501cm" svg:x="4cm" svg:y="5.89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3" draw:layer="layout" svg:width="8.786cm" svg:height="11.501cm" svg:x="4.817cm" svg:y="5.894cm">
            <text:p text:style-name="P2">=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4" draw:layer="layout" svg:width="8.785cm" svg:height="11.501cm" svg:x="5.737cm" svg:y="5.89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" draw:text-style-name="P5" draw:layer="layout" svg:width="8.786cm" svg:height="11.501cm" svg:x="9.414cm" svg:y="5.89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" draw:text-style-name="P6" draw:layer="layout" svg:width="8.786cm" svg:height="11.501cm" svg:x="8.495cm" svg:y="5.89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" draw:text-style-name="P7" draw:layer="layout" svg:width="8.785cm" svg:height="11.501cm" svg:x="7.576cm" svg:y="5.89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8" draw:layer="layout" svg:width="8.786cm" svg:height="11.501cm" svg:x="6.656cm" svg:y="5.89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path draw:style-name="gr8" draw:text-style-name="P9" draw:layer="layout" svg:width="4.899cm" svg:height="8.899cm" svg:x="8.4cm" svg:y="7.1cm" svg:viewBox="0 0 4900 8900" svg:d="M0 8900c0-2967 0-5933 0-8900 1633 0 3267 0 4900 0 0 2967 0 5933 0 8900-1633 0-3267 0-4900 0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20100000320000005A14676A7EA9027ECA0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2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date>2020-02-24T15:45:48.508147660</dc:date>
    <meta:editing-duration>PT2H53M</meta:editing-duration>
    <meta:editing-cycles>4</meta:editing-cycles>
    <meta:generator>LibreOffice/6.3.4.2$Linux_X86_64 LibreOffice_project/30$Build-2</meta:generator>
    <meta:document-statistic meta:object-count="9"/>
  </office:meta>
</office:document-meta>
</file>